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P2" style:family="paragraph" style:parent-style-name="Standard">
      <style:paragraph-properties fo:break-before="auto" fo:line-height="100%" style:writing-mode="lr-tb"/>
    </style:style>
    <style:style style:name="P3" style:family="paragraph" style:parent-style-name="Standard">
      <style:paragraph-properties fo:break-before="auto" fo:line-height="100%" style:writing-mode="lr-tb"/>
    </style:style>
    <style:style style:name="P4" style:family="paragraph" style:parent-style-name="Standard">
      <style:paragraph-properties fo:break-before="auto" fo:line-height="100%" style:writing-mode="lr-tb"/>
    </style:style>
    <style:style style:name="P5" style:family="paragraph" style:parent-style-name="Standard">
      <style:paragraph-properties fo:break-before="auto" fo:line-height="100%" style:writing-mode="lr-tb"/>
    </style:style>
    <style:style style:name="P6" style:family="paragraph" style:parent-style-name="Standard">
      <style:paragraph-properties fo:break-before="auto" fo:line-height="100%" style:writing-mode="lr-tb"/>
    </style:style>
    <style:style style:name="P7" style:family="paragraph" style:parent-style-name="Standard">
      <style:paragraph-properties fo:break-before="auto" fo:line-height="100%" style:writing-mode="lr-tb"/>
    </style:style>
    <style:style style:name="P8" style:family="paragraph" style:parent-style-name="Standard">
      <style:paragraph-properties fo:break-before="auto" fo:line-height="100%" style:writing-mode="lr-tb"/>
    </style:style>
    <style:style style:name="P9" style:family="paragraph" style:parent-style-name="Standard">
      <style:paragraph-properties fo:break-before="auto" fo:line-height="100%" style:writing-mode="lr-tb"/>
    </style:style>
    <style:style style:name="P10" style:family="paragraph" style:parent-style-name="Standard">
      <style:paragraph-properties fo:break-before="auto" fo:line-height="100%" style:writing-mode="lr-tb"/>
    </style:style>
    <style:style style:name="P11" style:family="paragraph" style:parent-style-name="Standard">
      <style:paragraph-properties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</style:style>
    <style:style style:name="P14" style:family="paragraph" style:parent-style-name="Standard">
      <style:paragraph-properties fo:break-before="auto" fo:line-height="100%" style:writing-mode="lr-tb"/>
    </style:style>
    <style:style style:name="P15" style:family="paragraph" style:parent-style-name="Standard">
      <style:paragraph-properties fo:break-before="auto" fo:line-height="100%" style:writing-mode="lr-tb"/>
    </style:style>
    <style:style style:name="P16" style:family="paragraph" style:parent-style-name="Standard">
      <style:paragraph-properties fo:break-before="auto" fo:line-height="100%" style:writing-mode="lr-tb"/>
    </style:style>
    <style:style style:name="P17" style:family="paragraph" style:parent-style-name="Standard">
      <style:paragraph-properties fo:break-before="auto" fo:line-height="100%" style:writing-mode="lr-tb"/>
    </style:style>
    <style:style style:name="P18" style:family="paragraph" style:parent-style-name="Standard">
      <style:paragraph-properties fo:break-before="auto" fo:line-height="100%" style:writing-mode="lr-tb"/>
    </style:style>
    <style:style style:name="P19" style:family="paragraph" style:parent-style-name="Standard">
      <style:paragraph-properties fo:break-before="auto" fo:line-height="100%" style:writing-mode="lr-tb"/>
    </style:style>
    <style:style style:name="P20" style:family="paragraph" style:parent-style-name="Standard">
      <style:paragraph-properties fo:break-before="auto" fo:line-height="100%" style:writing-mode="lr-tb"/>
    </style:style>
    <style:style style:name="P21" style:family="paragraph" style:parent-style-name="Standard">
      <style:paragraph-properties fo:break-before="auto" fo:line-height="100%" style:writing-mode="lr-tb"/>
    </style:style>
    <style:style style:name="P22" style:family="paragraph" style:parent-style-name="Standard">
      <style:paragraph-properties fo:break-before="auto" fo:line-height="100%" style:writing-mode="lr-tb"/>
    </style:style>
    <style:style style:name="P23" style:family="paragraph" style:parent-style-name="Standard">
      <style:paragraph-properties fo:break-before="auto" fo:line-height="100%" style:writing-mode="lr-tb"/>
    </style:style>
    <style:style style:name="P24" style:family="paragraph" style:parent-style-name="Standard">
      <style:paragraph-properties fo:break-before="auto" fo:line-height="100%" style:writing-mode="lr-tb"/>
    </style:style>
    <style:style style:name="P25" style:family="paragraph" style:parent-style-name="Standard">
      <style:paragraph-properties fo:break-before="auto" fo:line-height="100%" style:writing-mode="lr-tb"/>
    </style:style>
    <style:style style:name="P26" style:family="paragraph" style:parent-style-name="Standard">
      <style:paragraph-properties fo:break-before="auto" fo:line-height="100%" style:writing-mode="lr-tb"/>
    </style:style>
    <style:style style:name="P27" style:family="paragraph" style:parent-style-name="Standard">
      <style:paragraph-properties fo:break-before="auto" fo:line-height="100%" style:writing-mode="lr-tb"/>
    </style:style>
    <style:style style:name="P28" style:family="paragraph" style:parent-style-name="Standard">
      <style:paragraph-properties fo:break-before="auto" fo:line-height="100%" style:writing-mode="lr-tb"/>
    </style:style>
    <style:style style:name="P29" style:family="paragraph" style:parent-style-name="Standard">
      <style:paragraph-properties fo:break-before="auto" fo:line-height="100%" style:writing-mode="lr-tb"/>
    </style:style>
    <style:style style:name="Table1" style:family="table">
      <style:table-properties table:align="left" style:width="10.167cm" fo:margin-left="5.08cm"/>
    </style:style>
    <style:style style:name="Column1" style:family="table-column">
      <style:table-column-properties style:column-width="10.167cm"/>
    </style:style>
    <style:style style:name="Row1" style:family="table-row"/>
    <style:style style:name="Cell1" style:family="table-cell">
      <style:table-cell-properties style:vertical-align="top" fo:border-top="#292929 0.018cm solid" fo:border-bottom="#000000 0.009cm solid" fo:padding-left="0.123cm" fo:border-left="#000000 0.009cm solid" fo:padding-right="0.123cm" fo:border-right="#000000 0.009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break-before="auto" fo:text-indent="0cm" fo:line-height="100%" fo:margin-top="0cm" fo:margin-left="5.08cm" style:writing-mode="lr-tb"/>
    </style:style>
    <style:style style:name="T31_1" style:family="text">
      <style:text-properties fo:color="#5f5f5f" fo:font-size="15pt" style:font-size-asian="15pt" style:font-size-complex="15pt" fo:font-weight="bold" style:font-weight-asian="bold" style:font-weight-complex="bold"/>
    </style:style>
    <style:style style:name="P32" style:family="paragraph" style:parent-style-name="Standard">
      <style:paragraph-properties fo:break-before="auto" fo:text-indent="0cm" fo:line-height="100%" fo:margin-top="0cm" fo:margin-left="5.08cm" style:writing-mode="lr-tb"/>
    </style:style>
    <style:style style:name="P33" style:family="paragraph" style:parent-style-name="Standard">
      <style:paragraph-properties fo:break-before="auto" fo:text-indent="0cm" fo:line-height="100%" fo:margin-top="0cm" fo:margin-left="5.08cm" style:writing-mode="lr-tb"/>
    </style:style>
    <style:style style:name="T33_1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2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3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4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5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6" style:family="text">
      <style:text-properties fo:color="#5f5f5f" fo:font-size="11pt" style:font-size-asian="11pt" style:font-size-complex="11pt" fo:font-weight="bold" style:font-weight-asian="bold" style:font-weight-complex="bold"/>
    </style:style>
    <style:style style:name="T33_7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3_8" style:family="text">
      <style:text-properties fo:color="#5f5f5f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4" style:family="paragraph" style:parent-style-name="Standard">
      <style:paragraph-properties fo:break-before="auto" fo:text-indent="0cm" fo:line-height="100%" fo:margin-top="0cm" fo:margin-bottom="0cm" fo:margin-left="5.08cm" style:writing-mode="lr-tb"/>
    </style:style>
    <style:style style:name="T34_1" style:family="text">
      <style:text-properties fo:color="#241a61" fo:font-size="11pt" style:font-size-asian="11pt" style:font-size-complex="11pt"/>
    </style:style>
    <style:style style:name="T34_2" style:family="text">
      <style:text-properties fo:color="#241a61" fo:font-size="11pt" style:font-size-asian="11pt" style:font-size-complex="11pt"/>
    </style:style>
    <style:style style:name="P35" style:family="paragraph" style:parent-style-name="Standard">
      <style:paragraph-properties fo:break-before="auto" fo:text-indent="0cm" fo:line-height="100%" fo:margin-left="4.762cm" style:writing-mode="lr-tb"/>
    </style:style>
    <style:style style:name="P36" style:family="paragraph" style:parent-style-name="Standard">
      <style:paragraph-properties fo:break-before="auto" fo:text-indent="0cm" fo:line-height="100%" fo:margin-left="4.762cm" style:writing-mode="lr-tb"/>
    </style:style>
    <style:style style:name="P37" style:family="paragraph" style:parent-style-name="Standard">
      <style:paragraph-properties fo:break-before="auto" fo:text-indent="0cm" fo:line-height="100%" fo:margin-left="4.762cm" style:writing-mode="lr-tb"/>
    </style:style>
    <style:style style:name="P38" style:family="paragraph" style:parent-style-name="Standard">
      <style:paragraph-properties fo:break-before="auto" fo:text-indent="0cm" fo:line-height="100%" fo:margin-left="4.762cm" style:writing-mode="lr-tb"/>
    </style:style>
    <style:style style:name="P39" style:family="paragraph" style:parent-style-name="Standard">
      <style:paragraph-properties fo:break-before="auto" fo:text-indent="0cm" fo:line-height="100%" fo:margin-left="4.762cm" style:writing-mode="lr-tb"/>
    </style:style>
    <style:style style:name="P40" style:family="paragraph" style:parent-style-name="Standard">
      <style:paragraph-properties fo:break-before="auto" fo:text-indent="0cm" fo:line-height="100%" fo:margin-left="4.762cm" style:writing-mode="lr-tb"/>
    </style:style>
    <style:style style:name="P41" style:family="paragraph" style:parent-style-name="Standard">
      <style:paragraph-properties fo:break-before="auto" fo:text-indent="0cm" fo:line-height="100%" fo:margin-left="4.762cm" style:writing-mode="lr-tb"/>
    </style:style>
    <style:style style:name="P42" style:family="paragraph" style:parent-style-name="Standard">
      <style:paragraph-properties fo:break-before="auto" fo:text-indent="0cm" fo:line-height="100%" fo:margin-left="4.762cm" style:writing-mode="lr-tb"/>
    </style:style>
    <style:style style:name="P43" style:family="paragraph" style:parent-style-name="Standard">
      <style:paragraph-properties fo:break-before="auto" fo:text-indent="0cm" fo:line-height="100%" fo:margin-left="4.762cm" style:writing-mode="lr-tb"/>
    </style:style>
    <style:style style:name="P44" style:family="paragraph" style:parent-style-name="Standard">
      <style:paragraph-properties fo:break-before="auto" fo:text-indent="0cm" fo:line-height="100%" fo:margin-left="4.762cm" style:writing-mode="lr-tb"/>
    </style:style>
    <style:style style:name="P45" style:family="paragraph" style:parent-style-name="Standard">
      <style:paragraph-properties fo:break-before="auto" fo:text-indent="0cm" fo:line-height="100%" fo:margin-left="4.762cm" style:writing-mode="lr-tb"/>
    </style:style>
    <style:style style:name="P46" style:family="paragraph" style:parent-style-name="Standard">
      <style:paragraph-properties fo:break-before="auto" fo:text-indent="0cm" fo:line-height="100%" fo:margin-left="4.762cm" style:writing-mode="lr-tb"/>
    </style:style>
    <style:style style:name="P47" style:family="paragraph" style:parent-style-name="Standard">
      <style:paragraph-properties fo:break-before="auto" fo:text-indent="0cm" fo:line-height="100%" fo:margin-left="4.762cm" style:writing-mode="lr-tb"/>
    </style:style>
    <style:style style:name="P48" style:family="paragraph" style:parent-style-name="Standard">
      <style:paragraph-properties fo:break-before="auto" fo:text-indent="0cm" fo:line-height="100%" fo:margin-left="4.762cm" style:writing-mode="lr-tb"/>
    </style:style>
    <style:style style:name="P49" style:family="paragraph" style:parent-style-name="Standard">
      <style:paragraph-properties fo:break-before="auto" fo:line-height="100%" style:writing-mode="lr-tb"/>
      <style:text-properties fo:font-size="18pt" style:font-size-asian="18pt" style:font-size-complex="18pt" fo:font-weight="bold" style:font-weight-asian="bold" style:font-weight-complex="bold"/>
    </style:style>
    <style:style style:name="P50" style:family="paragraph" style:parent-style-name="Standard">
      <style:paragraph-properties fo:break-before="auto" fo:line-height="100%" style:writing-mode="lr-tb"/>
      <style:text-properties fo:font-size="18pt" style:font-size-asian="18pt" style:font-size-complex="18pt" fo:font-weight="bold" style:font-weight-asian="bold" style:font-weight-complex="bold"/>
    </style:style>
    <style:style style:name="P51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fo:font-size="18pt" style:font-size-asian="18pt" style:font-size-complex="18pt" fo:font-weight="bold" style:font-weight-asian="bold" style:font-weight-complex="bold"/>
    </style:style>
    <style:style style:name="P52" style:family="paragraph" style:parent-style-name="Standard">
      <style:paragraph-properties fo:break-before="auto" fo:line-height="100%" fo:margin-top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fo:font-size="18pt" style:font-size-asian="18pt" style:font-size-complex="18pt" fo:font-weight="bold" style:font-weight-asian="bold" style:font-weight-complex="bold"/>
    </style:style>
    <style:style style:name="P53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P54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P55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P56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P57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58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P59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60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60_1" style:family="text">
      <style:text-properties fo:font-weight="bold" style:font-weight-asian="bold" style:font-weight-complex="bold"/>
    </style:style>
    <style:style style:name="T60_2" style:family="text">
      <style:text-properties fo:font-weight="bold" style:font-weight-asian="bold" style:font-weight-complex="bold"/>
    </style:style>
    <style:style style:name="P61" style:family="paragraph" style:parent-style-name="Standard">
      <style:paragraph-properties fo:text-align="justify" fo:break-before="auto" fo:text-indent="0cm" fo:line-height="100%" fo:margin-top="0cm" fo:margin-bottom="0cm" fo:margin-left="0cm" style:writing-mode="lr-tb"/>
    </style:style>
    <style:style style:name="Table2" style:family="table">
      <style:table-properties table:align="left" style:width="15cm" fo:margin-left="0cm"/>
    </style:style>
    <style:style style:name="Column2" style:family="table-column">
      <style:table-column-properties style:column-width="3.75cm"/>
    </style:style>
    <style:style style:name="Column3" style:family="table-column">
      <style:table-column-properties style:column-width="3.75cm"/>
    </style:style>
    <style:style style:name="Column4" style:family="table-column">
      <style:table-column-properties style:column-width="3.75cm"/>
    </style:style>
    <style:style style:name="Column5" style:family="table-column">
      <style:table-column-properties style:column-width="3.75cm"/>
    </style:style>
    <style:style style:name="Row2" style:family="table-row"/>
    <style:style style:name="Cell2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67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68" style:family="paragraph" style:parent-style-name="Standard">
      <style:paragraph-properties fo:text-align="justify" fo:break-before="auto" fo:line-height="100%" fo:margin-top="0cm" style:writing-mode="lr-tb"/>
    </style:style>
    <style:style style:name="T68_1" style:family="text">
      <style:text-properties fo:font-weight="bold" style:font-weight-asian="bold" style:font-weight-complex="bold"/>
    </style:style>
    <style:style style:name="T68_2" style:family="text">
      <style:text-properties fo:font-weight="bold" style:font-weight-asian="bold" style:font-weight-complex="bold"/>
    </style:style>
    <style:style style:name="T68_3" style:family="text">
      <style:text-properties fo:font-weight="bold" style:font-weight-asian="bold" style:font-weight-complex="bold"/>
    </style:style>
    <style:style style:name="T68_4" style:family="text">
      <style:text-properties fo:font-weight="bold" style:font-weight-asian="bold" style:font-weight-complex="bold"/>
    </style:style>
    <style:style style:name="T68_5" style:family="text">
      <style:text-properties fo:font-weight="bold" style:font-weight-asian="bold" style:font-weight-complex="bold"/>
    </style:style>
    <style:style style:name="T68_6" style:family="text">
      <style:text-properties fo:font-weight="bold" style:font-weight-asian="bold" style:font-weight-complex="bold"/>
    </style:style>
    <style:style style:name="T68_7" style:family="text">
      <style:text-properties fo:font-weight="bold" style:font-weight-asian="bold" style:font-weight-complex="bold"/>
    </style:style>
    <style:style style:name="T68_8" style:family="text">
      <style:text-properties fo:font-weight="bold" style:font-weight-asian="bold" style:font-weight-complex="bold"/>
    </style:style>
    <style:style style:name="T68_9" style:family="text">
      <style:text-properties fo:font-weight="bold" style:font-weight-asian="bold" style:font-weight-complex="bold"/>
    </style:style>
    <style:style style:name="T68_10" style:family="text">
      <style:text-properties fo:font-weight="bold" style:font-weight-asian="bold" style:font-weight-complex="bold"/>
    </style:style>
    <style:style style:name="T68_11" style:family="text">
      <style:text-properties fo:font-weight="bold" style:font-weight-asian="bold" style:font-weight-complex="bold"/>
    </style:style>
    <style:style style:name="T68_12" style:family="text">
      <style:text-properties fo:font-weight="bold" style:font-weight-asian="bold" style:font-weight-complex="bold"/>
    </style:style>
    <style:style style:name="T68_13" style:family="text">
      <style:text-properties fo:font-weight="bold" style:font-weight-asian="bold" style:font-weight-complex="bold"/>
    </style:style>
    <style:style style:name="T68_14" style:family="text">
      <style:text-properties fo:font-weight="bold" style:font-weight-asian="bold" style:font-weight-complex="bold"/>
    </style:style>
    <style:style style:name="T68_15" style:family="text">
      <style:text-properties fo:font-weight="bold" style:font-weight-asian="bold" style:font-weight-complex="bold"/>
    </style:style>
    <style:style style:name="T68_16" style:family="text">
      <style:text-properties fo:font-weight="bold" style:font-weight-asian="bold" style:font-weight-complex="bold"/>
    </style:style>
    <style:style style:name="T68_17" style:family="text">
      <style:text-properties fo:font-weight="bold" style:font-weight-asian="bold" style:font-weight-complex="bold"/>
    </style:style>
    <style:style style:name="T68_18" style:family="text">
      <style:text-properties fo:font-weight="bold" style:font-weight-asian="bold" style:font-weight-complex="bold"/>
    </style:style>
    <style:style style:name="T68_19" style:family="text">
      <style:text-properties fo:font-weight="bold" style:font-weight-asian="bold" style:font-weight-complex="bold"/>
    </style:style>
    <style:style style:name="T68_20" style:family="text">
      <style:text-properties fo:font-weight="bold" style:font-weight-asian="bold" style:font-weight-complex="bold"/>
    </style:style>
    <style:style style:name="T68_21" style:family="text">
      <style:text-properties fo:font-weight="bold" style:font-weight-asian="bold" style:font-weight-complex="bold"/>
    </style:style>
    <style:style style:name="T68_22" style:family="text">
      <style:text-properties fo:font-weight="bold" style:font-weight-asian="bold" style:font-weight-complex="bold"/>
    </style:style>
    <style:style style:name="T68_23" style:family="text">
      <style:text-properties fo:font-weight="bold" style:font-weight-asian="bold" style:font-weight-complex="bold"/>
    </style:style>
    <style:style style:name="P69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70" style:family="paragraph" style:parent-style-name="Standard">
      <style:paragraph-properties fo:text-align="justify" fo:break-before="auto" fo:text-indent="0cm" fo:line-height="100%" fo:margin-top="0cm" fo:margin-bottom="0cm" fo:margin-left="0cm" style:writing-mode="lr-tb"/>
    </style:style>
    <style:style style:name="Table3" style:family="table">
      <style:table-properties table:align="left" style:width="15.002cm" fo:margin-left="0cm"/>
    </style:style>
    <style:style style:name="Column6" style:family="table-column">
      <style:table-column-properties style:column-width="5.001cm"/>
    </style:style>
    <style:style style:name="Column7" style:family="table-column">
      <style:table-column-properties style:column-width="5.001cm"/>
    </style:style>
    <style:style style:name="Column8" style:family="table-column">
      <style:table-column-properties style:column-width="5.001cm"/>
    </style:style>
    <style:style style:name="Row3" style:family="table-row"/>
    <style:style style:name="Cell6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75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76" style:family="paragraph" style:parent-style-name="Standard">
      <style:paragraph-properties fo:text-align="justify" fo:break-before="auto" fo:line-height="100%" fo:margin-top="0cm" style:writing-mode="lr-tb"/>
    </style:style>
    <style:style style:name="T76_1" style:family="text">
      <style:text-properties fo:font-weight="bold" style:font-weight-asian="bold" style:font-weight-complex="bold"/>
    </style:style>
    <style:style style:name="T76_2" style:family="text">
      <style:text-properties fo:font-weight="bold" style:font-weight-asian="bold" style:font-weight-complex="bold"/>
    </style:style>
    <style:style style:name="T76_3" style:family="text">
      <style:text-properties fo:font-weight="bold" style:font-weight-asian="bold" style:font-weight-complex="bold"/>
    </style:style>
    <style:style style:name="T76_4" style:family="text">
      <style:text-properties fo:font-weight="bold" style:font-weight-asian="bold" style:font-weight-complex="bold"/>
    </style:style>
    <style:style style:name="T76_5" style:family="text">
      <style:text-properties fo:font-weight="bold" style:font-weight-asian="bold" style:font-weight-complex="bold"/>
    </style:style>
    <style:style style:name="T76_6" style:family="text">
      <style:text-properties fo:font-weight="bold" style:font-weight-asian="bold" style:font-weight-complex="bold"/>
    </style:style>
    <style:style style:name="T76_7" style:family="text">
      <style:text-properties fo:font-weight="bold" style:font-weight-asian="bold" style:font-weight-complex="bold"/>
    </style:style>
    <style:style style:name="T76_8" style:family="text">
      <style:text-properties fo:font-weight="bold" style:font-weight-asian="bold" style:font-weight-complex="bold"/>
    </style:style>
    <style:style style:name="T76_9" style:family="text">
      <style:text-properties fo:font-weight="bold" style:font-weight-asian="bold" style:font-weight-complex="bold"/>
    </style:style>
    <style:style style:name="T76_10" style:family="text">
      <style:text-properties fo:font-weight="bold" style:font-weight-asian="bold" style:font-weight-complex="bold"/>
    </style:style>
    <style:style style:name="T76_11" style:family="text">
      <style:text-properties fo:font-weight="bold" style:font-weight-asian="bold" style:font-weight-complex="bold"/>
    </style:style>
    <style:style style:name="T76_12" style:family="text">
      <style:text-properties fo:font-weight="bold" style:font-weight-asian="bold" style:font-weight-complex="bold"/>
    </style:style>
    <style:style style:name="T76_13" style:family="text">
      <style:text-properties fo:font-weight="bold" style:font-weight-asian="bold" style:font-weight-complex="bold"/>
    </style:style>
    <style:style style:name="T76_14" style:family="text">
      <style:text-properties fo:font-weight="bold" style:font-weight-asian="bold" style:font-weight-complex="bold"/>
    </style:style>
    <style:style style:name="T76_15" style:family="text">
      <style:text-properties fo:font-weight="bold" style:font-weight-asian="bold" style:font-weight-complex="bold"/>
    </style:style>
    <style:style style:name="T76_16" style:family="text">
      <style:text-properties fo:font-weight="bold" style:font-weight-asian="bold" style:font-weight-complex="bold"/>
    </style:style>
    <style:style style:name="T76_17" style:family="text">
      <style:text-properties fo:font-weight="bold" style:font-weight-asian="bold" style:font-weight-complex="bold"/>
    </style:style>
    <style:style style:name="T76_18" style:family="text">
      <style:text-properties fo:font-weight="bold" style:font-weight-asian="bold" style:font-weight-complex="bold"/>
    </style:style>
    <style:style style:name="T76_19" style:family="text">
      <style:text-properties fo:font-weight="bold" style:font-weight-asian="bold" style:font-weight-complex="bold"/>
    </style:style>
    <style:style style:name="T76_20" style:family="text">
      <style:text-properties fo:font-weight="bold" style:font-weight-asian="bold" style:font-weight-complex="bold"/>
    </style:style>
    <style:style style:name="T76_21" style:family="text">
      <style:text-properties fo:font-weight="bold" style:font-weight-asian="bold" style:font-weight-complex="bold"/>
    </style:style>
    <style:style style:name="T76_22" style:family="text">
      <style:text-properties fo:font-weight="bold" style:font-weight-asian="bold" style:font-weight-complex="bold"/>
    </style:style>
    <style:style style:name="T76_23" style:family="text">
      <style:text-properties fo:font-weight="bold" style:font-weight-asian="bold" style:font-weight-complex="bold"/>
    </style:style>
    <style:style style:name="T76_24" style:family="text">
      <style:text-properties fo:font-weight="bold" style:font-weight-asian="bold" style:font-weight-complex="bold"/>
    </style:style>
    <style:style style:name="T76_25" style:family="text">
      <style:text-properties fo:font-weight="bold" style:font-weight-asian="bold" style:font-weight-complex="bold"/>
    </style:style>
    <style:style style:name="T76_26" style:family="text">
      <style:text-properties fo:font-weight="bold" style:font-weight-asian="bold" style:font-weight-complex="bold"/>
    </style:style>
    <style:style style:name="T76_27" style:family="text">
      <style:text-properties fo:font-weight="bold" style:font-weight-asian="bold" style:font-weight-complex="bold"/>
    </style:style>
    <style:style style:name="P77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78" style:family="paragraph" style:parent-style-name="Standard">
      <style:paragraph-properties fo:text-align="justify" fo:break-before="auto" fo:text-indent="0cm" fo:line-height="100%" fo:margin-top="0cm" fo:margin-bottom="0cm" fo:margin-left="0cm" style:writing-mode="lr-tb"/>
    </style:style>
    <style:style style:name="Table4" style:family="table">
      <style:table-properties table:align="left" style:width="15.002cm" fo:margin-left="0cm"/>
    </style:style>
    <style:style style:name="Column9" style:family="table-column">
      <style:table-column-properties style:column-width="5.001cm"/>
    </style:style>
    <style:style style:name="Column10" style:family="table-column">
      <style:table-column-properties style:column-width="5.001cm"/>
    </style:style>
    <style:style style:name="Column11" style:family="table-column">
      <style:table-column-properties style:column-width="5.001cm"/>
    </style:style>
    <style:style style:name="Row4" style:family="table-row"/>
    <style:style style:name="Cell9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83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84" style:family="paragraph" style:parent-style-name="Standard">
      <style:paragraph-properties fo:text-align="justify" fo:break-before="auto" fo:line-height="100%" fo:margin-top="0cm" style:writing-mode="lr-tb"/>
    </style:style>
    <style:style style:name="T84_1" style:family="text">
      <style:text-properties fo:font-weight="bold" style:font-weight-asian="bold" style:font-weight-complex="bold"/>
    </style:style>
    <style:style style:name="T84_2" style:family="text">
      <style:text-properties fo:font-weight="bold" style:font-weight-asian="bold" style:font-weight-complex="bold"/>
    </style:style>
    <style:style style:name="T84_3" style:family="text">
      <style:text-properties fo:font-weight="bold" style:font-weight-asian="bold" style:font-weight-complex="bold"/>
    </style:style>
    <style:style style:name="T84_4" style:family="text">
      <style:text-properties fo:font-weight="bold" style:font-weight-asian="bold" style:font-weight-complex="bold"/>
    </style:style>
    <style:style style:name="T84_5" style:family="text">
      <style:text-properties fo:font-weight="bold" style:font-weight-asian="bold" style:font-weight-complex="bold"/>
    </style:style>
    <style:style style:name="T84_6" style:family="text">
      <style:text-properties fo:font-weight="bold" style:font-weight-asian="bold" style:font-weight-complex="bold"/>
    </style:style>
    <style:style style:name="T84_7" style:family="text">
      <style:text-properties fo:font-weight="bold" style:font-weight-asian="bold" style:font-weight-complex="bold"/>
    </style:style>
    <style:style style:name="T84_8" style:family="text">
      <style:text-properties fo:font-weight="bold" style:font-weight-asian="bold" style:font-weight-complex="bold"/>
    </style:style>
    <style:style style:name="T84_9" style:family="text">
      <style:text-properties fo:font-weight="bold" style:font-weight-asian="bold" style:font-weight-complex="bold"/>
    </style:style>
    <style:style style:name="T84_10" style:family="text">
      <style:text-properties fo:font-weight="bold" style:font-weight-asian="bold" style:font-weight-complex="bold"/>
    </style:style>
    <style:style style:name="T84_11" style:family="text">
      <style:text-properties fo:font-weight="bold" style:font-weight-asian="bold" style:font-weight-complex="bold"/>
    </style:style>
    <style:style style:name="T84_12" style:family="text">
      <style:text-properties fo:font-weight="bold" style:font-weight-asian="bold" style:font-weight-complex="bold"/>
    </style:style>
    <style:style style:name="T84_13" style:family="text">
      <style:text-properties fo:font-weight="bold" style:font-weight-asian="bold" style:font-weight-complex="bold"/>
    </style:style>
    <style:style style:name="T84_14" style:family="text">
      <style:text-properties fo:font-weight="bold" style:font-weight-asian="bold" style:font-weight-complex="bold"/>
    </style:style>
    <style:style style:name="T84_15" style:family="text">
      <style:text-properties fo:font-weight="bold" style:font-weight-asian="bold" style:font-weight-complex="bold"/>
    </style:style>
    <style:style style:name="T84_16" style:family="text">
      <style:text-properties fo:font-weight="bold" style:font-weight-asian="bold" style:font-weight-complex="bold"/>
    </style:style>
    <style:style style:name="T84_17" style:family="text">
      <style:text-properties fo:font-weight="bold" style:font-weight-asian="bold" style:font-weight-complex="bold"/>
    </style:style>
    <style:style style:name="T84_18" style:family="text">
      <style:text-properties fo:font-weight="bold" style:font-weight-asian="bold" style:font-weight-complex="bold"/>
    </style:style>
    <style:style style:name="T84_19" style:family="text">
      <style:text-properties fo:font-weight="bold" style:font-weight-asian="bold" style:font-weight-complex="bold"/>
    </style:style>
    <style:style style:name="T84_20" style:family="text">
      <style:text-properties fo:font-weight="bold" style:font-weight-asian="bold" style:font-weight-complex="bold"/>
    </style:style>
    <style:style style:name="T84_21" style:family="text">
      <style:text-properties fo:font-weight="bold" style:font-weight-asian="bold" style:font-weight-complex="bold"/>
    </style:style>
    <style:style style:name="T84_22" style:family="text">
      <style:text-properties fo:font-weight="bold" style:font-weight-asian="bold" style:font-weight-complex="bold"/>
    </style:style>
    <style:style style:name="T84_23" style:family="text">
      <style:text-properties fo:font-weight="bold" style:font-weight-asian="bold" style:font-weight-complex="bold"/>
    </style:style>
    <style:style style:name="T84_24" style:family="text">
      <style:text-properties fo:font-weight="bold" style:font-weight-asian="bold" style:font-weight-complex="bold"/>
    </style:style>
    <style:style style:name="T84_25" style:family="text">
      <style:text-properties fo:font-weight="bold" style:font-weight-asian="bold" style:font-weight-complex="bold"/>
    </style:style>
    <style:style style:name="P85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86" style:family="paragraph" style:parent-style-name="Standard">
      <style:paragraph-properties fo:text-align="justify" fo:break-before="auto" fo:text-indent="0cm" fo:line-height="100%" fo:margin-top="0cm" fo:margin-bottom="0cm" fo:margin-left="0cm" style:writing-mode="lr-tb"/>
    </style:style>
    <style:style style:name="Table5" style:family="table">
      <style:table-properties table:align="left" style:width="15.002cm" fo:margin-left="0cm"/>
    </style:style>
    <style:style style:name="Column12" style:family="table-column">
      <style:table-column-properties style:column-width="5.001cm"/>
    </style:style>
    <style:style style:name="Column13" style:family="table-column">
      <style:table-column-properties style:column-width="5.001cm"/>
    </style:style>
    <style:style style:name="Column14" style:family="table-column">
      <style:table-column-properties style:column-width="5.001cm"/>
    </style:style>
    <style:style style:name="Row5" style:family="table-row"/>
    <style:style style:name="Cell12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91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91_1" style:family="text"/>
    <style:style style:name="T91_2" style:family="text"/>
    <style:style style:name="T91_3" style:family="text"/>
    <style:style style:name="P92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93" style:family="paragraph" style:parent-style-name="Standard">
      <style:paragraph-properties fo:text-align="justify" fo:break-before="auto" fo:text-indent="0cm" fo:line-height="100%" fo:margin-top="0cm" fo:margin-left="0cm" style:writing-mode="lr-tb"/>
      <style:text-properties fo:font-weight="bold" style:font-weight-asian="bold" style:font-weight-complex="bold"/>
    </style:style>
    <style:style style:name="P94" style:family="paragraph" style:parent-style-name="Standard">
      <style:paragraph-properties fo:text-align="justify" fo:break-before="auto" fo:text-indent="0cm" fo:line-height="100%" fo:margin-top="0cm" fo:margin-left="0cm" style:writing-mode="lr-tb"/>
      <style:text-properties fo:font-weight="bold" style:font-weight-asian="bold" style:font-weight-complex="bold"/>
    </style:style>
    <style:style style:name="P95" style:family="paragraph" style:parent-style-name="Standard">
      <style:paragraph-properties fo:text-align="justify" fo:break-before="auto" fo:line-height="100%" fo:margin-top="0cm" style:writing-mode="lr-tb"/>
    </style:style>
    <style:style style:name="T95_1" style:family="text">
      <style:text-properties fo:font-weight="bold" style:font-weight-asian="bold" style:font-weight-complex="bold"/>
    </style:style>
    <style:style style:name="T95_2" style:family="text">
      <style:text-properties fo:font-weight="bold" style:font-weight-asian="bold" style:font-weight-complex="bold"/>
    </style:style>
    <style:style style:name="T95_3" style:family="text">
      <style:text-properties fo:font-weight="bold" style:font-weight-asian="bold" style:font-weight-complex="bold"/>
    </style:style>
    <style:style style:name="T95_4" style:family="text">
      <style:text-properties fo:font-weight="bold" style:font-weight-asian="bold" style:font-weight-complex="bold"/>
    </style:style>
    <style:style style:name="T95_5" style:family="text">
      <style:text-properties fo:font-weight="bold" style:font-weight-asian="bold" style:font-weight-complex="bold"/>
    </style:style>
    <style:style style:name="T95_6" style:family="text">
      <style:text-properties fo:font-weight="bold" style:font-weight-asian="bold" style:font-weight-complex="bold"/>
    </style:style>
    <style:style style:name="T95_7" style:family="text">
      <style:text-properties fo:font-weight="bold" style:font-weight-asian="bold" style:font-weight-complex="bold"/>
    </style:style>
    <style:style style:name="T95_8" style:family="text">
      <style:text-properties fo:font-weight="bold" style:font-weight-asian="bold" style:font-weight-complex="bold"/>
    </style:style>
    <style:style style:name="T95_9" style:family="text">
      <style:text-properties fo:font-weight="bold" style:font-weight-asian="bold" style:font-weight-complex="bold"/>
    </style:style>
    <style:style style:name="T95_10" style:family="text">
      <style:text-properties fo:font-weight="bold" style:font-weight-asian="bold" style:font-weight-complex="bold"/>
    </style:style>
    <style:style style:name="T95_11" style:family="text">
      <style:text-properties fo:font-weight="bold" style:font-weight-asian="bold" style:font-weight-complex="bold"/>
    </style:style>
    <style:style style:name="T95_12" style:family="text">
      <style:text-properties fo:font-weight="bold" style:font-weight-asian="bold" style:font-weight-complex="bold"/>
    </style:style>
    <style:style style:name="T95_13" style:family="text">
      <style:text-properties fo:font-weight="bold" style:font-weight-asian="bold" style:font-weight-complex="bold"/>
    </style:style>
    <style:style style:name="T95_14" style:family="text">
      <style:text-properties fo:font-weight="bold" style:font-weight-asian="bold" style:font-weight-complex="bold"/>
    </style:style>
    <style:style style:name="T95_15" style:family="text">
      <style:text-properties fo:font-weight="bold" style:font-weight-asian="bold" style:font-weight-complex="bold"/>
    </style:style>
    <style:style style:name="T95_16" style:family="text">
      <style:text-properties fo:font-weight="bold" style:font-weight-asian="bold" style:font-weight-complex="bold"/>
    </style:style>
    <style:style style:name="T95_17" style:family="text">
      <style:text-properties fo:font-weight="bold" style:font-weight-asian="bold" style:font-weight-complex="bold"/>
    </style:style>
    <style:style style:name="T95_18" style:family="text">
      <style:text-properties fo:font-weight="bold" style:font-weight-asian="bold" style:font-weight-complex="bold"/>
    </style:style>
    <style:style style:name="T95_19" style:family="text">
      <style:text-properties fo:font-weight="bold" style:font-weight-asian="bold" style:font-weight-complex="bold"/>
    </style:style>
    <style:style style:name="T95_20" style:family="text">
      <style:text-properties fo:font-weight="bold" style:font-weight-asian="bold" style:font-weight-complex="bold"/>
    </style:style>
    <style:style style:name="T95_21" style:family="text">
      <style:text-properties fo:font-weight="bold" style:font-weight-asian="bold" style:font-weight-complex="bold"/>
    </style:style>
    <style:style style:name="T95_22" style:family="text">
      <style:text-properties fo:font-weight="bold" style:font-weight-asian="bold" style:font-weight-complex="bold"/>
    </style:style>
    <style:style style:name="T95_23" style:family="text">
      <style:text-properties fo:font-weight="bold" style:font-weight-asian="bold" style:font-weight-complex="bold"/>
    </style:style>
    <style:style style:name="P96" style:family="paragraph" style:parent-style-name="Standard">
      <style:paragraph-properties fo:text-align="justify" fo:break-before="auto" fo:text-indent="0cm" fo:line-height="100%" fo:margin-top="0cm" fo:margin-left="0cm" style:writing-mode="lr-tb"/>
      <style:text-properties fo:font-weight="bold" style:font-weight-asian="bold" style:font-weight-complex="bold"/>
    </style:style>
    <style:style style:name="P97" style:family="paragraph" style:parent-style-name="Standard">
      <style:paragraph-properties fo:text-align="justify" fo:break-before="auto" fo:text-indent="0cm" fo:line-height="100%" fo:margin-top="0cm" fo:margin-left="0cm" style:writing-mode="lr-tb"/>
      <style:text-properties fo:font-weight="bold" style:font-weight-asian="bold" style:font-weight-complex="bold"/>
    </style:style>
    <style:style style:name="P98" style:family="paragraph" style:parent-style-name="Standard">
      <style:paragraph-properties fo:text-align="justify" fo:break-before="auto" fo:text-indent="1.27cm" fo:line-height="100%" fo:margin-top="0cm" fo:margin-left="0cm" style:writing-mode="lr-tb"/>
    </style:style>
    <style:style style:name="T98_1" style:family="text">
      <style:text-properties fo:font-weight="bold" style:font-weight-asian="bold" style:font-weight-complex="bold"/>
    </style:style>
    <style:style style:name="P99" style:family="paragraph" style:parent-style-name="Standard">
      <style:paragraph-properties fo:text-align="justify" fo:break-before="auto" fo:text-indent="1.27cm" fo:line-height="100%" fo:margin-top="0cm" fo:margin-left="0cm" style:writing-mode="lr-tb"/>
    </style:style>
    <style:style style:name="T99_1" style:family="text"/>
    <style:style style:name="P100" style:family="paragraph" style:parent-style-name="Standard">
      <style:paragraph-properties fo:text-align="justify" fo:break-before="auto" fo:text-indent="1.27cm" fo:line-height="100%" fo:margin-top="0cm" fo:margin-left="0cm" style:writing-mode="lr-tb"/>
    </style:style>
    <style:style style:name="T100_1" style:family="text"/>
    <style:style style:name="P101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02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03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04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05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06" style:family="paragraph" style:parent-style-name="Standard">
      <style:paragraph-properties fo:text-align="justify" fo:break-before="auto" fo:line-height="100%" fo:margin-top="0cm" style:writing-mode="lr-tb"/>
    </style:style>
    <style:style style:name="T106_1" style:family="text">
      <style:text-properties fo:font-weight="bold" style:font-weight-asian="bold" style:font-weight-complex="bold"/>
    </style:style>
    <style:style style:name="T106_2" style:family="text">
      <style:text-properties fo:font-weight="bold" style:font-weight-asian="bold" style:font-weight-complex="bold"/>
    </style:style>
    <style:style style:name="T106_3" style:family="text">
      <style:text-properties fo:font-weight="bold" style:font-weight-asian="bold" style:font-weight-complex="bold"/>
    </style:style>
    <style:style style:name="T106_4" style:family="text">
      <style:text-properties fo:font-weight="bold" style:font-weight-asian="bold" style:font-weight-complex="bold"/>
    </style:style>
    <style:style style:name="T106_5" style:family="text">
      <style:text-properties fo:font-weight="bold" style:font-weight-asian="bold" style:font-weight-complex="bold"/>
    </style:style>
    <style:style style:name="T106_6" style:family="text">
      <style:text-properties fo:font-weight="bold" style:font-weight-asian="bold" style:font-weight-complex="bold"/>
    </style:style>
    <style:style style:name="T106_7" style:family="text">
      <style:text-properties fo:font-weight="bold" style:font-weight-asian="bold" style:font-weight-complex="bold"/>
    </style:style>
    <style:style style:name="T106_8" style:family="text">
      <style:text-properties fo:font-weight="bold" style:font-weight-asian="bold" style:font-weight-complex="bold"/>
    </style:style>
    <style:style style:name="T106_9" style:family="text">
      <style:text-properties fo:font-weight="bold" style:font-weight-asian="bold" style:font-weight-complex="bold"/>
    </style:style>
    <style:style style:name="T106_10" style:family="text">
      <style:text-properties fo:font-weight="bold" style:font-weight-asian="bold" style:font-weight-complex="bold"/>
    </style:style>
    <style:style style:name="T106_11" style:family="text">
      <style:text-properties fo:font-weight="bold" style:font-weight-asian="bold" style:font-weight-complex="bold"/>
    </style:style>
    <style:style style:name="T106_12" style:family="text">
      <style:text-properties fo:font-weight="bold" style:font-weight-asian="bold" style:font-weight-complex="bold"/>
    </style:style>
    <style:style style:name="T106_13" style:family="text">
      <style:text-properties fo:font-weight="bold" style:font-weight-asian="bold" style:font-weight-complex="bold"/>
    </style:style>
    <style:style style:name="T106_14" style:family="text">
      <style:text-properties fo:font-weight="bold" style:font-weight-asian="bold" style:font-weight-complex="bold"/>
    </style:style>
    <style:style style:name="T106_15" style:family="text">
      <style:text-properties fo:font-weight="bold" style:font-weight-asian="bold" style:font-weight-complex="bold"/>
    </style:style>
    <style:style style:name="T106_16" style:family="text">
      <style:text-properties fo:font-weight="bold" style:font-weight-asian="bold" style:font-weight-complex="bold"/>
    </style:style>
    <style:style style:name="T106_17" style:family="text">
      <style:text-properties fo:font-weight="bold" style:font-weight-asian="bold" style:font-weight-complex="bold"/>
    </style:style>
    <style:style style:name="T106_18" style:family="text">
      <style:text-properties fo:font-weight="bold" style:font-weight-asian="bold" style:font-weight-complex="bold"/>
    </style:style>
    <style:style style:name="T106_19" style:family="text">
      <style:text-properties fo:font-weight="bold" style:font-weight-asian="bold" style:font-weight-complex="bold"/>
    </style:style>
    <style:style style:name="P107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08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09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P110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11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12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13" style:family="paragraph" style:parent-style-name="Standard">
      <style:paragraph-properties fo:text-align="justify" fo:break-before="auto" fo:line-height="100%" fo:margin-top="0cm" style:writing-mode="lr-tb"/>
    </style:style>
    <style:style style:name="T113_1" style:family="text">
      <style:text-properties fo:font-weight="bold" style:font-weight-asian="bold" style:font-weight-complex="bold"/>
    </style:style>
    <style:style style:name="T113_2" style:family="text">
      <style:text-properties fo:font-weight="bold" style:font-weight-asian="bold" style:font-weight-complex="bold"/>
    </style:style>
    <style:style style:name="T113_3" style:family="text">
      <style:text-properties fo:font-weight="bold" style:font-weight-asian="bold" style:font-weight-complex="bold"/>
    </style:style>
    <style:style style:name="T113_4" style:family="text">
      <style:text-properties fo:font-weight="bold" style:font-weight-asian="bold" style:font-weight-complex="bold"/>
    </style:style>
    <style:style style:name="T113_5" style:family="text">
      <style:text-properties fo:font-weight="bold" style:font-weight-asian="bold" style:font-weight-complex="bold"/>
    </style:style>
    <style:style style:name="T113_6" style:family="text">
      <style:text-properties fo:font-weight="bold" style:font-weight-asian="bold" style:font-weight-complex="bold"/>
    </style:style>
    <style:style style:name="T113_7" style:family="text">
      <style:text-properties fo:font-weight="bold" style:font-weight-asian="bold" style:font-weight-complex="bold"/>
    </style:style>
    <style:style style:name="T113_8" style:family="text">
      <style:text-properties fo:font-weight="bold" style:font-weight-asian="bold" style:font-weight-complex="bold"/>
    </style:style>
    <style:style style:name="T113_9" style:family="text">
      <style:text-properties fo:font-weight="bold" style:font-weight-asian="bold" style:font-weight-complex="bold"/>
    </style:style>
    <style:style style:name="T113_10" style:family="text">
      <style:text-properties fo:font-weight="bold" style:font-weight-asian="bold" style:font-weight-complex="bold"/>
    </style:style>
    <style:style style:name="T113_11" style:family="text">
      <style:text-properties fo:font-weight="bold" style:font-weight-asian="bold" style:font-weight-complex="bold"/>
    </style:style>
    <style:style style:name="T113_12" style:family="text">
      <style:text-properties fo:font-weight="bold" style:font-weight-asian="bold" style:font-weight-complex="bold"/>
    </style:style>
    <style:style style:name="T113_13" style:family="text">
      <style:text-properties fo:font-weight="bold" style:font-weight-asian="bold" style:font-weight-complex="bold"/>
    </style:style>
    <style:style style:name="T113_14" style:family="text">
      <style:text-properties fo:font-weight="bold" style:font-weight-asian="bold" style:font-weight-complex="bold"/>
    </style:style>
    <style:style style:name="T113_15" style:family="text">
      <style:text-properties fo:font-weight="bold" style:font-weight-asian="bold" style:font-weight-complex="bold"/>
    </style:style>
    <style:style style:name="T113_16" style:family="text">
      <style:text-properties fo:font-weight="bold" style:font-weight-asian="bold" style:font-weight-complex="bold"/>
    </style:style>
    <style:style style:name="T113_17" style:family="text">
      <style:text-properties fo:font-weight="bold" style:font-weight-asian="bold" style:font-weight-complex="bold"/>
    </style:style>
    <style:style style:name="T113_18" style:family="text">
      <style:text-properties fo:font-weight="bold" style:font-weight-asian="bold" style:font-weight-complex="bold"/>
    </style:style>
    <style:style style:name="T113_19" style:family="text">
      <style:text-properties fo:font-weight="bold" style:font-weight-asian="bold" style:font-weight-complex="bold"/>
    </style:style>
    <style:style style:name="T113_20" style:family="text">
      <style:text-properties fo:font-weight="bold" style:font-weight-asian="bold" style:font-weight-complex="bold"/>
    </style:style>
    <style:style style:name="T113_21" style:family="text">
      <style:text-properties fo:font-weight="bold" style:font-weight-asian="bold" style:font-weight-complex="bold"/>
    </style:style>
    <style:style style:name="P114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15" style:family="paragraph" style:parent-style-name="Standard">
      <style:paragraph-properties fo:text-align="justify" fo:break-before="auto" fo:text-indent="0cm" fo:line-height="100%" fo:margin-top="0cm" fo:margin-bottom="0cm" fo:margin-left="0cm" style:writing-mode="lr-tb"/>
    </style:style>
    <style:style style:name="Table6" style:family="table">
      <style:table-properties table:align="left" style:width="15cm" fo:margin-left="0cm"/>
    </style:style>
    <style:style style:name="Column15" style:family="table-column">
      <style:table-column-properties style:column-width="3.75cm"/>
    </style:style>
    <style:style style:name="Column16" style:family="table-column">
      <style:table-column-properties style:column-width="3.75cm"/>
    </style:style>
    <style:style style:name="Column17" style:family="table-column">
      <style:table-column-properties style:column-width="3.75cm"/>
    </style:style>
    <style:style style:name="Column18" style:family="table-column">
      <style:table-column-properties style:column-width="3.75cm"/>
    </style:style>
    <style:style style:name="Row6" style:family="table-row"/>
    <style:style style:name="Cell15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21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21_1" style:family="text"/>
    <style:style style:name="T121_2" style:family="text"/>
    <style:style style:name="T121_3" style:family="text"/>
    <style:style style:name="P122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23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24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25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26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27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P128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T128_59" style:family="text"/>
    <style:style style:name="T128_60" style:family="text"/>
    <style:style style:name="T128_61" style:family="text"/>
    <style:style style:name="T128_62" style:family="text"/>
    <style:style style:name="T128_63" style:family="text"/>
    <style:style style:name="T128_64" style:family="text"/>
    <style:style style:name="T128_65" style:family="text"/>
    <style:style style:name="T128_66" style:family="text"/>
    <style:style style:name="T128_67" style:family="text"/>
    <style:style style:name="T128_68" style:family="text"/>
    <style:style style:name="T128_69" style:family="text"/>
    <style:style style:name="T128_70" style:family="text"/>
    <style:style style:name="T128_71" style:family="text"/>
    <style:style style:name="T128_72" style:family="text"/>
    <style:style style:name="T128_73" style:family="text"/>
    <style:style style:name="T128_74" style:family="text"/>
    <style:style style:name="T128_75" style:family="text"/>
    <style:style style:name="T128_76" style:family="text"/>
    <style:style style:name="P129" style:family="paragraph" style:parent-style-name="Standard">
      <style:paragraph-properties fo:text-align="justify" fo:break-before="auto" fo:text-indent="0cm" fo:line-height="100%" fo:margin-top="0cm" fo:margin-bottom="0cm" fo:margin-left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able:table table:style-name="Table1">
        <table:table-column table:style-name="Column1"/>
        <table:table-row table:style-name="Row1">
          <table:table-cell table:style-name="Cell1">
            <text:p text:style-name="P30"/>
          </table:table-cell>
        </table:table-row>
      </table:table>
      <text:p text:style-name="P31"><text:span text:style-name="T31_1">Cuestionario</text:span></text:p>
      <text:p text:style-name="P32"/>
      <text:p text:style-name="P33"><text:span text:style-name="T33_1">Proyecto</text:span><text:span text:style-name="T33_2">:<text:s/></text:span><text:span text:style-name="T33_3">Proyecto</text:span><text:span text:style-name="T33_4"><text:s/></text:span><text:span text:style-name="T33_5">Coraz</text:span><text:span text:style-name="T33_6">ó</text:span><text:span text:style-name="T33_7">n</text:span><text:span text:style-name="T33_8"><text:s/></text:span></text:p>
      <text:p text:style-name="P34"><text:span text:style-name="T34_1">Identificación</text:span><text:span text:style-name="T34_2">:<text:s/>152900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<text:span text:style-name="T53_1">Preparado</text:span><text:span text:style-name="T53_2"><text:s/></text:span><text:span text:style-name="T53_3">por</text:span><text:span text:style-name="T53_4">:<text:s/></text:span><text:span text:style-name="T53_5">Cube</text:span><text:span text:style-name="T53_6">’</text:span><text:span text:style-name="T53_7">s</text:span><text:span text:style-name="T53_8"><text:s/></text:span><text:span text:style-name="T53_9">Crew</text:span></text:p>
      <text:p text:style-name="P54"><text:span text:style-name="T54_1">Fecha</text:span><text:span text:style-name="T54_2"><text:s/></text:span><text:span text:style-name="T54_3">preparación</text:span><text:span text:style-name="T54_4">:<text:s/>29/09/2014</text:span></text:p>
      <text:p text:style-name="P55"><text:span text:style-name="T55_1">Fase</text:span><text:span text:style-name="T55_2"><text:s/></text:span><text:span text:style-name="T55_3">en</text:span><text:span text:style-name="T55_4"><text:s/></text:span><text:span text:style-name="T55_5">la</text:span><text:span text:style-name="T55_6"><text:s/></text:span><text:span text:style-name="T55_7">que</text:span><text:span text:style-name="T55_8"><text:s/></text:span><text:span text:style-name="T55_9">se</text:span><text:span text:style-name="T55_10"><text:s/></text:span><text:span text:style-name="T55_11">encuentra</text:span><text:span text:style-name="T55_12"><text:s/></text:span><text:span text:style-name="T55_13">el</text:span><text:span text:style-name="T55_14"><text:s/></text:span><text:span text:style-name="T55_15">proyecto</text:span><text:span text:style-name="T55_16">:<text:s/></text:span><text:span text:style-name="T55_17">Elicitación</text:span><text:span text:style-name="T55_18"><text:s/></text:span><text:span text:style-name="T55_19">de</text:span><text:span text:style-name="T55_20"><text:s/></text:span><text:span text:style-name="T55_21">requerimientos</text:span></text:p>
      <text:p text:style-name="P56"><text:span text:style-name="T56_1">Objetivo</text:span><text:span text:style-name="T56_2"><text:s/></text:span><text:span text:style-name="T56_3">a</text:span><text:span text:style-name="T56_4"><text:s/></text:span><text:span text:style-name="T56_5">lograr</text:span><text:span text:style-name="T56_6">:<text:s/></text:span><text:span text:style-name="T56_7">Informarse</text:span><text:span text:style-name="T56_8"><text:s/></text:span><text:span text:style-name="T56_9">sobre</text:span><text:span text:style-name="T56_10"><text:s/></text:span><text:span text:style-name="T56_11">las</text:span><text:span text:style-name="T56_12"><text:s/></text:span><text:span text:style-name="T56_13">preferencias</text:span><text:span text:style-name="T56_14"><text:s/></text:span><text:span text:style-name="T56_15">de</text:span><text:span text:style-name="T56_16"><text:s/></text:span><text:span text:style-name="T56_17">los</text:span><text:span text:style-name="T56_18"><text:s/></text:span><text:span text:style-name="T56_19">usuarios</text:span></text:p>
      <text:p text:style-name="P57"/>
      <text:p text:style-name="P58"><text:span text:style-name="T58_1">Cuerpo</text:span><text:span text:style-name="T58_2"><text:s/></text:span><text:span text:style-name="T58_3">del</text:span><text:span text:style-name="T58_4"><text:s/></text:span><text:span text:style-name="T58_5">cuestionario</text:span><text:span text:style-name="T58_6"><text:s/>:</text:span></text:p>
      <text:p text:style-name="P59"/>
      <text:p text:style-name="P60"><text:span text:style-name="T60_1">Edad</text:span><text:span text:style-name="T60_2">:<text:s/></text:span></text:p>
      <text:p text:style-name="P61"/>
      <table:table table:style-name="Table2">
        <table:table-column table:style-name="Column2"/>
        <table:table-column table:style-name="Column3"/>
        <table:table-column table:style-name="Column4"/>
        <table:table-column table:style-name="Column5"/>
        <table:table-row table:style-name="Row2">
          <table:table-cell table:style-name="Cell2">
            <text:p text:style-name="P62"><text:span text:style-name="T62_1">○<text:s/>16<text:s/></text:span><text:span text:style-name="T62_2">a</text:span><text:span text:style-name="T62_3"><text:s/>30</text:span></text:p>
          </table:table-cell>
          <table:table-cell table:style-name="Cell3">
            <text:p text:style-name="P63"><text:span text:style-name="T63_1">○<text:s/>31<text:s/></text:span><text:span text:style-name="T63_2">a</text:span><text:span text:style-name="T63_3"><text:s/>50</text:span></text:p>
          </table:table-cell>
          <table:table-cell table:style-name="Cell4">
            <text:p text:style-name="P64"><text:span text:style-name="T64_1">○<text:s/>51<text:s/></text:span><text:span text:style-name="T64_2">a</text:span><text:span text:style-name="T64_3"><text:s/>70</text:span></text:p>
          </table:table-cell>
          <table:table-cell table:style-name="Cell5">
            <text:p text:style-name="P65"><text:span text:style-name="T65_1">○<text:s/></text:span><text:span text:style-name="T65_2">mayor</text:span><text:span text:style-name="T65_3"><text:s/></text:span><text:span text:style-name="T65_4">de</text:span><text:span text:style-name="T65_5"><text:s/>70</text:span></text:p>
          </table:table-cell>
        </table:table-row>
      </table:table>
      <text:p text:style-name="P66"/>
      <text:p text:style-name="P67"/>
      <text:list text:style-name="LS1" xml:id="list0">
        <text:list-item>
          <text:p text:style-name="P68"><text:span text:style-name="T68_1">¿</text:span><text:span text:style-name="T68_2">Está</text:span><text:span text:style-name="T68_3"><text:s/></text:span><text:span text:style-name="T68_4">de</text:span><text:span text:style-name="T68_5"><text:s/></text:span><text:span text:style-name="T68_6">acuerdo</text:span><text:span text:style-name="T68_7"><text:s/></text:span><text:span text:style-name="T68_8">con</text:span><text:span text:style-name="T68_9"><text:s/></text:span><text:span text:style-name="T68_10">que</text:span><text:span text:style-name="T68_11"><text:s/></text:span><text:span text:style-name="T68_12">haya</text:span><text:span text:style-name="T68_13"><text:s/></text:span><text:span text:style-name="T68_14">anuncios</text:span><text:span text:style-name="T68_15"><text:s/></text:span><text:span text:style-name="T68_16">publicitarios</text:span><text:span text:style-name="T68_17"><text:s/></text:span><text:span text:style-name="T68_18">en</text:span><text:span text:style-name="T68_19"><text:s/></text:span><text:span text:style-name="T68_20">la</text:span><text:span text:style-name="T68_21"><text:s/></text:span><text:span text:style-name="T68_22">página</text:span><text:span text:style-name="T68_23">?</text:span></text:p>
        </text:list-item>
      </text:list>
      <text:p text:style-name="P69"/>
      <text:p text:style-name="P70"/>
      <table:table table:style-name="Table3">
        <table:table-column table:style-name="Column6"/>
        <table:table-column table:style-name="Column7"/>
        <table:table-column table:style-name="Column8"/>
        <table:table-row table:style-name="Row3">
          <table:table-cell table:style-name="Cell6">
            <text:p text:style-name="P71"><text:span text:style-name="T71_1">○<text:s/></text:span><text:span text:style-name="T71_2">Sí</text:span></text:p>
          </table:table-cell>
          <table:table-cell table:style-name="Cell7">
            <text:p text:style-name="P72"><text:span text:style-name="T72_1">○<text:s/></text:span><text:span text:style-name="T72_2">No</text:span></text:p>
          </table:table-cell>
          <table:table-cell table:style-name="Cell8">
            <text:p text:style-name="P73"><text:span text:style-name="T73_1">○<text:s/></text:span><text:span text:style-name="T73_2">Indiferente</text:span></text:p>
          </table:table-cell>
        </table:table-row>
      </table:table>
      <text:p text:style-name="P74"/>
      <text:p text:style-name="P75"/>
      <text:list text:style-name="LS2" xml:id="list1">
        <text:list-item>
          <text:p text:style-name="P76"><text:span text:style-name="T76_1">¿</text:span><text:span text:style-name="T76_2">Está</text:span><text:span text:style-name="T76_3"><text:s/></text:span><text:span text:style-name="T76_4">de</text:span><text:span text:style-name="T76_5"><text:s/></text:span><text:span text:style-name="T76_6">acuerdo</text:span><text:span text:style-name="T76_7"><text:s/></text:span><text:span text:style-name="T76_8">con</text:span><text:span text:style-name="T76_9"><text:s/></text:span><text:span text:style-name="T76_10">usar</text:span><text:span text:style-name="T76_11"><text:s/></text:span><text:span text:style-name="T76_12">tarjeta</text:span><text:span text:style-name="T76_13"><text:s/></text:span><text:span text:style-name="T76_14">de</text:span><text:span text:style-name="T76_15"><text:s/></text:span><text:span text:style-name="T76_16">crédito</text:span><text:span text:style-name="T76_17"><text:s/></text:span><text:span text:style-name="T76_18">como</text:span><text:span text:style-name="T76_19"><text:s/></text:span><text:span text:style-name="T76_20">principal</text:span><text:span text:style-name="T76_21"><text:s/></text:span><text:span text:style-name="T76_22">medio</text:span><text:span text:style-name="T76_23"><text:s/></text:span><text:span text:style-name="T76_24">de</text:span><text:span text:style-name="T76_25"><text:s/></text:span><text:span text:style-name="T76_26">pago</text:span><text:span text:style-name="T76_27">?</text:span></text:p>
        </text:list-item>
      </text:list>
      <text:p text:style-name="P77"/>
      <text:p text:style-name="P78"/>
      <table:table table:style-name="Table4">
        <table:table-column table:style-name="Column9"/>
        <table:table-column table:style-name="Column10"/>
        <table:table-column table:style-name="Column11"/>
        <table:table-row table:style-name="Row4">
          <table:table-cell table:style-name="Cell9">
            <text:p text:style-name="P79"><text:span text:style-name="T79_1">○<text:s/></text:span><text:span text:style-name="T79_2">Sí</text:span></text:p>
          </table:table-cell>
          <table:table-cell table:style-name="Cell10">
            <text:p text:style-name="P80"><text:span text:style-name="T80_1">○<text:s/></text:span><text:span text:style-name="T80_2">No</text:span></text:p>
          </table:table-cell>
          <table:table-cell table:style-name="Cell11">
            <text:p text:style-name="P81"><text:span text:style-name="T81_1">○<text:s/></text:span><text:span text:style-name="T81_2">Indiferente</text:span></text:p>
          </table:table-cell>
        </table:table-row>
      </table:table>
      <text:p text:style-name="P82"/>
      <text:p text:style-name="P83"/>
      <text:list text:style-name="LS3" xml:id="list2">
        <text:list-item>
          <text:p text:style-name="P84"><text:span text:style-name="T84_1">¿</text:span><text:span text:style-name="T84_2">Le</text:span><text:span text:style-name="T84_3"><text:s/></text:span><text:span text:style-name="T84_4">interesaría</text:span><text:span text:style-name="T84_5"><text:s/></text:span><text:span text:style-name="T84_6">incluir</text:span><text:span text:style-name="T84_7"><text:s/></text:span><text:span text:style-name="T84_8">otros</text:span><text:span text:style-name="T84_9"><text:s/></text:span><text:span text:style-name="T84_10">medios</text:span><text:span text:style-name="T84_11"><text:s/></text:span><text:span text:style-name="T84_12">de</text:span><text:span text:style-name="T84_13"><text:s/></text:span><text:span text:style-name="T84_14">pagos</text:span><text:span text:style-name="T84_15">?<text:s/></text:span><text:span text:style-name="T84_16">Seleccione</text:span><text:span text:style-name="T84_17"><text:s/></text:span><text:span text:style-name="T84_18">las</text:span><text:span text:style-name="T84_19"><text:s/></text:span><text:span text:style-name="T84_20">opciones</text:span><text:span text:style-name="T84_21"><text:s/></text:span><text:span text:style-name="T84_22">que</text:span><text:span text:style-name="T84_23"><text:s/></text:span><text:span text:style-name="T84_24">desee</text:span><text:span text:style-name="T84_25">.<text:s/></text:span></text:p>
        </text:list-item>
      </text:list>
      <text:p text:style-name="P85"/>
      <text:p text:style-name="P86"/>
      <table:table table:style-name="Table5">
        <table:table-column table:style-name="Column12"/>
        <table:table-column table:style-name="Column13"/>
        <table:table-column table:style-name="Column14"/>
        <table:table-row table:style-name="Row5">
          <table:table-cell table:style-name="Cell12">
            <text:p text:style-name="P87"><text:span text:style-name="T87_1">○<text:s/></text:span><text:span text:style-name="T87_2">Pago</text:span><text:span text:style-name="T87_3"><text:s/></text:span><text:span text:style-name="T87_4">en</text:span><text:span text:style-name="T87_5"><text:s/></text:span><text:span text:style-name="T87_6">Efectivo</text:span></text:p>
          </table:table-cell>
          <table:table-cell table:style-name="Cell13">
            <text:p text:style-name="P88"><text:span text:style-name="T88_1">○<text:s/></text:span><text:span text:style-name="T88_2">Transferencia</text:span><text:span text:style-name="T88_3"><text:s/></text:span><text:span text:style-name="T88_4">bancaria</text:span></text:p>
          </table:table-cell>
          <table:table-cell table:style-name="Cell14">
            <text:p text:style-name="P89"><text:span text:style-name="T89_1">○<text:s/></text:span><text:span text:style-name="T89_2">Agencia</text:span><text:span text:style-name="T89_3"><text:s/></text:span><text:span text:style-name="T89_4">de</text:span><text:span text:style-name="T89_5"><text:s/></text:span><text:span text:style-name="T89_6">Cobros</text:span><text:span text:style-name="T89_7"><text:s/>(</text:span><text:span text:style-name="T89_8">Rapipago</text:span><text:span text:style-name="T89_9">,<text:s/></text:span><text:span text:style-name="T89_10">Pago</text:span><text:span text:style-name="T89_11"><text:s/></text:span><text:span text:style-name="T89_12">Facil</text:span><text:span text:style-name="T89_13">,<text:s/></text:span><text:span text:style-name="T89_14">etc</text:span><text:span text:style-name="T89_15">)</text:span></text:p>
          </table:table-cell>
        </table:table-row>
      </table:table>
      <text:p text:style-name="P90"/>
      <text:p text:style-name="P91"><text:span text:style-name="T91_1"><text:s text:c="2"/>○<text:s/></text:span><text:span text:style-name="T91_2">Otros</text:span><text:span text:style-name="T91_3">:<text:s/>___________________________________________________________________</text:span></text:p>
      <text:p text:style-name="P92"/>
      <text:p text:style-name="P93"/>
      <text:p text:style-name="P94"/>
      <text:list text:style-name="LS4" xml:id="list3">
        <text:list-item>
          <text:p text:style-name="P95"><text:span text:style-name="T95_1">¿</text:span><text:span text:style-name="T95_2">Qué</text:span><text:span text:style-name="T95_3"><text:s/></text:span><text:span text:style-name="T95_4">detalles</text:span><text:span text:style-name="T95_5"><text:s/></text:span><text:span text:style-name="T95_6">quisiera</text:span><text:span text:style-name="T95_7"><text:s/></text:span><text:span text:style-name="T95_8">que</text:span><text:span text:style-name="T95_9"><text:s/></text:span><text:span text:style-name="T95_10">los</text:span><text:span text:style-name="T95_11"><text:s/></text:span><text:span text:style-name="T95_12">subastadores</text:span><text:span text:style-name="T95_13"><text:s/></text:span><text:span text:style-name="T95_14">especifiquen</text:span><text:span text:style-name="T95_15"><text:s/></text:span><text:span text:style-name="T95_16">acerca</text:span><text:span text:style-name="T95_17"><text:s/></text:span><text:span text:style-name="T95_18">de</text:span><text:span text:style-name="T95_19"><text:s/></text:span><text:span text:style-name="T95_20">los</text:span><text:span text:style-name="T95_21"><text:s/></text:span><text:span text:style-name="T95_22">productos</text:span><text:span text:style-name="T95_23">?</text:span></text:p>
        </text:list-item>
      </text:list>
      <text:p text:style-name="P96"/>
      <text:p text:style-name="P97"/>
      <text:p text:style-name="P98"><text:span text:style-name="T98_1">_____________________________________________________________________</text:span></text:p>
      <text:p text:style-name="P99"><text:span text:style-name="T99_1">_____________________________________________________________________</text:span></text:p>
      <text:p text:style-name="P100"><text:span text:style-name="T100_1">_____________________________________________________________________</text:span></text:p>
      <text:p text:style-name="P101"/>
      <text:p text:style-name="P102"/>
      <text:p text:style-name="P103"/>
      <text:p text:style-name="P104"/>
      <text:p text:style-name="P105"/>
      <text:list text:style-name="LS5" xml:id="list4">
        <text:list-item>
          <text:p text:style-name="P106"><text:span text:style-name="T106_1">¿</text:span><text:span text:style-name="T106_2">De</text:span><text:span text:style-name="T106_3"><text:s/></text:span><text:span text:style-name="T106_4">qué</text:span><text:span text:style-name="T106_5"><text:s/></text:span><text:span text:style-name="T106_6">forma</text:span><text:span text:style-name="T106_7"><text:s/></text:span><text:span text:style-name="T106_8">le</text:span><text:span text:style-name="T106_9"><text:s/></text:span><text:span text:style-name="T106_10">gustaría</text:span><text:span text:style-name="T106_11"><text:s/></text:span><text:span text:style-name="T106_12">visualizar</text:span><text:span text:style-name="T106_13"><text:s/></text:span><text:span text:style-name="T106_14">los</text:span><text:span text:style-name="T106_15"><text:s/></text:span><text:span text:style-name="T106_16">productos</text:span><text:span text:style-name="T106_17"><text:s/></text:span><text:span text:style-name="T106_18">subastados</text:span><text:span text:style-name="T106_19">?</text:span></text:p>
        </text:list-item>
      </text:list>
      <text:p text:style-name="P107"/>
      <text:p text:style-name="P108"/>
      <text:p text:style-name="P109"><text:span text:style-name="T109_1"><text:line-break/>○<text:s/></text:span><text:span text:style-name="T109_2">Lista</text:span><text:span text:style-name="T109_3"><text:tab/><text:tab/><text:tab/><text:tab/>○<text:s/></text:span><text:span text:style-name="T109_4">Cuadrícula</text:span><text:span text:style-name="T109_5"><text:tab/><text:tab/><text:tab/><text:tab/>○<text:s/></text:span><text:span text:style-name="T109_6">Ambas</text:span></text:p>
      <text:p text:style-name="P110"/>
      <text:p text:style-name="P111"/>
      <text:p text:style-name="P112"/>
      <text:list text:style-name="LS6" xml:id="list5">
        <text:list-item>
          <text:p text:style-name="P113"><text:span text:style-name="T113_1">¿</text:span><text:span text:style-name="T113_2">Qué</text:span><text:span text:style-name="T113_3"><text:s/></text:span><text:span text:style-name="T113_4">métodos</text:span><text:span text:style-name="T113_5"><text:s/></text:span><text:span text:style-name="T113_6">de</text:span><text:span text:style-name="T113_7"><text:s/></text:span><text:span text:style-name="T113_8">búsqueda</text:span><text:span text:style-name="T113_9"><text:s/></text:span><text:span text:style-name="T113_10">prefiere</text:span><text:span text:style-name="T113_11">?<text:s/></text:span><text:span text:style-name="T113_12">Seleccione</text:span><text:span text:style-name="T113_13"><text:s/></text:span><text:span text:style-name="T113_14">las</text:span><text:span text:style-name="T113_15"><text:s/></text:span><text:span text:style-name="T113_16">opciones</text:span><text:span text:style-name="T113_17"><text:s/></text:span><text:span text:style-name="T113_18">que</text:span><text:span text:style-name="T113_19"><text:s/></text:span><text:span text:style-name="T113_20">desee</text:span><text:span text:style-name="T113_21">.</text:span></text:p>
        </text:list-item>
      </text:list>
      <text:p text:style-name="P114"/>
      <text:p text:style-name="P115"/>
      <table:table table:style-name="Table6">
        <table:table-column table:style-name="Column15"/>
        <table:table-column table:style-name="Column16"/>
        <table:table-column table:style-name="Column17"/>
        <table:table-column table:style-name="Column18"/>
        <table:table-row table:style-name="Row6">
          <table:table-cell table:style-name="Cell15">
            <text:p text:style-name="P116"><text:span text:style-name="T116_1">○<text:s/></text:span><text:span text:style-name="T116_2">Antigüedad</text:span></text:p>
          </table:table-cell>
          <table:table-cell table:style-name="Cell16">
            <text:p text:style-name="P117"><text:span text:style-name="T117_1">○<text:s/></text:span><text:span text:style-name="T117_2">Más</text:span><text:span text:style-name="T117_3"><text:s/></text:span><text:span text:style-name="T117_4">recientes</text:span></text:p>
          </table:table-cell>
          <table:table-cell table:style-name="Cell17">
            <text:p text:style-name="P118"><text:span text:style-name="T118_1">○<text:s/></text:span><text:span text:style-name="T118_2">Más</text:span><text:span text:style-name="T118_3"><text:s/></text:span><text:span text:style-name="T118_4">visitados</text:span><text:span text:style-name="T118_5"><text:tab/></text:span></text:p>
          </table:table-cell>
          <table:table-cell table:style-name="Cell18">
            <text:p text:style-name="P119"><text:span text:style-name="T119_1">○<text:s/></text:span><text:span text:style-name="T119_2">Más</text:span><text:span text:style-name="T119_3"><text:s/></text:span><text:span text:style-name="T119_4">ofertados</text:span></text:p>
          </table:table-cell>
        </table:table-row>
      </table:table>
      <text:p text:style-name="P120"/>
      <text:p text:style-name="P121"><text:span text:style-name="T121_1"><text:s text:c="2"/>○<text:s/></text:span><text:span text:style-name="T121_2">Otros</text:span><text:span text:style-name="T121_3">:<text:s/>___________________________________________________________</text:span></text:p>
      <text:p text:style-name="P122"/>
      <text:p text:style-name="P123"/>
      <text:p text:style-name="P124"/>
      <text:p text:style-name="P125"/>
      <text:p text:style-name="P126"/>
      <text:p text:style-name="P127"><text:span text:style-name="T127_1">Informe</text:span><text:span text:style-name="T127_2"><text:s/></text:span><text:span text:style-name="T127_3">final</text:span><text:span text:style-name="T127_4"><text:s/></text:span><text:span text:style-name="T127_5">y</text:span><text:span text:style-name="T127_6"><text:s/></text:span><text:span text:style-name="T127_7">conclusiones</text:span><text:span text:style-name="T127_8">:</text:span></text:p>
      <text:p text:style-name="P128"><text:span text:style-name="T128_1">La</text:span><text:span text:style-name="T128_2"><text:s/></text:span><text:span text:style-name="T128_3">gran</text:span><text:span text:style-name="T128_4"><text:s/></text:span><text:span text:style-name="T128_5">mayoría</text:span><text:span text:style-name="T128_6"><text:s/></text:span><text:span text:style-name="T128_7">de</text:span><text:span text:style-name="T128_8"><text:s/></text:span><text:span text:style-name="T128_9">los</text:span><text:span text:style-name="T128_10"><text:s/></text:span><text:span text:style-name="T128_11">encuestados</text:span><text:span text:style-name="T128_12"><text:s/></text:span><text:span text:style-name="T128_13">no</text:span><text:span text:style-name="T128_14"><text:s/></text:span><text:span text:style-name="T128_15">tienen</text:span><text:span text:style-name="T128_16"><text:s/></text:span><text:span text:style-name="T128_17">problema</text:span><text:span text:style-name="T128_18"><text:s/></text:span><text:span text:style-name="T128_19">con</text:span><text:span text:style-name="T128_20"><text:s/></text:span><text:span text:style-name="T128_21">el</text:span><text:span text:style-name="T128_22"><text:s/></text:span><text:span text:style-name="T128_23">nuevo</text:span><text:span text:style-name="T128_24"><text:s/></text:span><text:span text:style-name="T128_25">sistema</text:span><text:span text:style-name="T128_26"><text:s/></text:span><text:span text:style-name="T128_27">de</text:span><text:span text:style-name="T128_28"><text:s/></text:span><text:span text:style-name="T128_29">pagos</text:span><text:span text:style-name="T128_30">,<text:s/></text:span><text:span text:style-name="T128_31">hay</text:span><text:span text:style-name="T128_32"><text:s/></text:span><text:span text:style-name="T128_33">una</text:span><text:span text:style-name="T128_34"><text:s/></text:span><text:span text:style-name="T128_35">mínima</text:span><text:span text:style-name="T128_36"><text:s/></text:span><text:span text:style-name="T128_37">tendencia</text:span><text:span text:style-name="T128_38"><text:s/></text:span><text:span text:style-name="T128_39">conservacionista</text:span><text:span text:style-name="T128_40"><text:s/></text:span><text:span text:style-name="T128_41">en</text:span><text:span text:style-name="T128_42"><text:s/></text:span><text:span text:style-name="T128_43">las</text:span><text:span text:style-name="T128_44"><text:s/></text:span><text:span text:style-name="T128_45">personas</text:span><text:span text:style-name="T128_46"><text:s/></text:span><text:span text:style-name="T128_47">mayores</text:span><text:span text:style-name="T128_48"><text:s/></text:span><text:span text:style-name="T128_49">por</text:span><text:span text:style-name="T128_50"><text:s/></text:span><text:span text:style-name="T128_51">lo</text:span><text:span text:style-name="T128_52"><text:s/></text:span><text:span text:style-name="T128_53">tanto</text:span><text:span text:style-name="T128_54"><text:s/></text:span><text:span text:style-name="T128_55">habría</text:span><text:span text:style-name="T128_56"><text:s/></text:span><text:span text:style-name="T128_57">que</text:span><text:span text:style-name="T128_58"><text:s/></text:span><text:span text:style-name="T128_59">considerar</text:span><text:span text:style-name="T128_60"><text:s/></text:span><text:span text:style-name="T128_61">habilitar</text:span><text:span text:style-name="T128_62"><text:s/></text:span><text:span text:style-name="T128_63">el</text:span><text:span text:style-name="T128_64"><text:s/></text:span><text:span text:style-name="T128_65">pago</text:span><text:span text:style-name="T128_66"><text:s/></text:span><text:span text:style-name="T128_67">en</text:span><text:span text:style-name="T128_68"><text:s/></text:span><text:span text:style-name="T128_69">efectivo</text:span><text:span text:style-name="T128_70"><text:s/></text:span><text:span text:style-name="T128_71">en</text:span><text:span text:style-name="T128_72"><text:s/></text:span><text:span text:style-name="T128_73">un</text:span><text:span text:style-name="T128_74"><text:s/></text:span><text:span text:style-name="T128_75">futuro</text:span><text:span text:style-name="T128_76">.</text:span></text:p>
      <text:p text:style-name="P129"><text:span text:style-name="T129_1">En</text:span><text:span text:style-name="T129_2"><text:s/></text:span><text:span text:style-name="T129_3">general</text:span><text:span text:style-name="T129_4"><text:s/></text:span><text:span text:style-name="T129_5">las</text:span><text:span text:style-name="T129_6"><text:s/></text:span><text:span text:style-name="T129_7">personas</text:span><text:span text:style-name="T129_8"><text:s/></text:span><text:span text:style-name="T129_9">optan</text:span><text:span text:style-name="T129_10"><text:s/></text:span><text:span text:style-name="T129_11">por</text:span><text:span text:style-name="T129_12"><text:s/></text:span><text:span text:style-name="T129_13">visualizar</text:span><text:span text:style-name="T129_14"><text:s/></text:span><text:span text:style-name="T129_15">los</text:span><text:span text:style-name="T129_16"><text:s/></text:span><text:span text:style-name="T129_17">productos</text:span><text:span text:style-name="T129_18"><text:s/></text:span><text:span text:style-name="T129_19">en</text:span><text:span text:style-name="T129_20"><text:s/></text:span><text:span text:style-name="T129_21">forma</text:span><text:span text:style-name="T129_22"><text:s/></text:span><text:span text:style-name="T129_23">de</text:span><text:span text:style-name="T129_24"><text:s/></text:span><text:span text:style-name="T129_25">lista</text:span><text:span text:style-name="T129_26">.<text:s/></text:span><text:span text:style-name="T129_27">Sin</text:span><text:span text:style-name="T129_28"><text:s/></text:span><text:span text:style-name="T129_29">embargo</text:span><text:span text:style-name="T129_30">,<text:s/></text:span><text:span text:style-name="T129_31">hay</text:span><text:span text:style-name="T129_32"><text:s/></text:span><text:span text:style-name="T129_33">mucha</text:span><text:span text:style-name="T129_34"><text:s/></text:span><text:span text:style-name="T129_35">variedad</text:span><text:span text:style-name="T129_36"><text:s/></text:span><text:span text:style-name="T129_37">de</text:span><text:span text:style-name="T129_38"><text:s/></text:span><text:span text:style-name="T129_39">opinión</text:span><text:span text:style-name="T129_40"><text:s/></text:span><text:span text:style-name="T129_41">en</text:span><text:span text:style-name="T129_42"><text:s/></text:span><text:span text:style-name="T129_43">cuanto</text:span><text:span text:style-name="T129_44"><text:s/></text:span><text:span text:style-name="T129_45">al</text:span><text:span text:style-name="T129_46"><text:s/></text:span><text:span text:style-name="T129_47">orden</text:span><text:span text:style-name="T129_48"><text:s/></text:span><text:span text:style-name="T129_49">en</text:span><text:span text:style-name="T129_50"><text:s/></text:span><text:span text:style-name="T129_51">el</text:span><text:span text:style-name="T129_52"><text:s/></text:span><text:span text:style-name="T129_53">cual</text:span><text:span text:style-name="T129_54"><text:s/></text:span><text:span text:style-name="T129_55">figuren</text:span><text:span text:style-name="T129_5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)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)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)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art-value="2" text:style-name="List2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)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)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)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art-value="3" text:style-name="List3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)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)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)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art-value="4" text:style-name="List4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)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)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)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art-value="5" text:style-name="List5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)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)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)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art-value="6" text:style-name="List6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)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)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)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3cm" fo:padding-right="0cm" fo:margin-right="3cm"/>
      <style:header-style>
        <style:header-footer-properties fo:min-height="1.252cm" fo:margin-bottom="1.252cm" style:dynamic-spacing="true"/>
      </style:header-style>
      <style:footer-style>
        <style:header-footer-properties fo:min-height="1.252cm" fo:margin-top="1.252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.353cm" fo:margin-left="0cm" fo:margin-right="0cm" style:writing-mode="lr-tb"/>
    </style:style>
    <style:style style:name="Table1" style:family="table">
      <style:table-properties table:align="left" style:width="15.247cm" fo:margin-left="0cm"/>
    </style:style>
    <style:style style:name="Column1" style:family="table-column">
      <style:table-column-properties style:column-width="3.434cm"/>
    </style:style>
    <style:style style:name="Column2" style:family="table-column">
      <style:table-column-properties style:column-width="9.072cm"/>
    </style:style>
    <style:style style:name="Column3" style:family="table-column">
      <style:table-column-properties style:column-width="2.741cm"/>
    </style:style>
    <style:style style:name="Row1" style:family="table-row"/>
    <style:style style:name="Cell1" style:family="table-cell">
      <style:table-cell-properties style:vertical-align="top" fo:padding-top="0.12cm" fo:border-top="#000000 0.009cm solid" fo:padding-bottom="0.12cm" fo:border-bottom="#292929 0.018cm solid" fo:padding-left="0.123cm" fo:border-left="#000000 0.009cm solid" fo:padding-right="0.123cm" fo:border-right="#000000 0.009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margin-left="0.318cm" fo:border-right="none" fo:margin-right="0.318cm" style:flow-with-text="false" draw:auto-grow-height="false" draw:auto-grow-width="false"/>
    </style:style>
    <style:style style:name="Cell2" style:family="table-cell">
      <style:table-cell-properties style:vertical-align="middle" fo:padding-top="0.12cm" fo:border-top="#000000 0.009cm solid" fo:padding-bottom="0.12cm" fo:border-bottom="#292929 0.018cm solid" fo:padding-left="0.123cm" fo:border-left="#000000 0.009cm solid" fo:padding-right="0.123cm" fo:border-right="#000000 0.009cm solid"/>
    </style:style>
    <style:style style:name="P3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4_1" style:family="text">
      <style:text-properties style:text-line-through-style="none" fo:font-style="normal" style:font-style-asian="normal" style:font-style-complex="normal" fo:color="#241a61" style:font-name="Arial" style:font-name-asian="Arial" style:font-name-complex="Arial" fo:font-weight="bold" style:font-weight-asian="bold" style:font-weight-complex="bold" style:text-underline-style="none"/>
    </style:style>
    <style:style style:name="Cell3" style:family="table-cell">
      <style:table-cell-properties style:vertical-align="middle" fo:padding-top="0.12cm" fo:border-top="#000000 0.009cm solid" fo:padding-bottom="0.12cm" fo:border-bottom="#292929 0.018cm solid" fo:padding-left="0.123cm" fo:border-left="#000000 0.009cm solid" fo:padding-right="0.123cm" fo:border-right="#000000 0.009cm solid"/>
    </style:style>
    <style:style style:name="P5" style:family="paragraph" style:parent-style-name="Standard">
      <style:paragraph-properties fo:text-align="right" fo:break-before="auto" fo:text-indent="0cm" fo:line-height="100%" fo:margin-top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5_1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3" style:family="text">
      <style:text-properties fo:color="#241a61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6" style:family="paragraph" style:parent-style-name="Standard">
      <style:paragraph-properties fo:text-align="righ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6_1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241a6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right" fo:break-before="auto" fo:line-height="100%" fo:margin-top="0cm" fo:margin-bottom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8" style:family="paragraph" style:parent-style-name="Standard">
      <style:paragraph-properties fo:break-before="auto" fo:line-height="100%" fo:margin-top="0cm" fo:margin-bottom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column table:style-name="Column3"/>
          <table:table-row table:style-name="Row1">
            <table:table-cell table:style-name="Cell1">
              <text:p text:style-name="P2"><draw:frame svg:x="0cm" svg:y="0cm" svg:width="2.868cm" svg:height="2.8cm" draw:style-name="FR1" text:anchor-type="as-char" draw:z-index="0"><draw:image xlink:href="Pictures/image1.jpeg" xlink:type="simple" xlink:show="embed" xlink:actuate="onLoad"/><svg:desc>Cube02.jpg</svg:desc></draw:frame></text:p>
            </table:table-cell>
            <table:table-cell table:style-name="Cell2">
              <text:p text:style-name="P3"><text:span text:style-name="T3_1">Proyecto</text:span><text:span text:style-name="T3_2"><text:s/></text:span><text:span text:style-name="T3_3">Corazón</text:span></text:p>
              <text:p text:style-name="P4"><text:span text:style-name="T4_1">Cuestionario</text:span></text:p>
            </table:table-cell>
            <table:table-cell table:style-name="Cell3">
              <text:p text:style-name="P5"><text:span text:style-name="T5_1">Pág</text:span><text:span text:style-name="T5_2">.<text:s/></text:span><text:span text:style-name="T5_3"><text:page-number text:select-page="current"/></text:span></text:p>
              <text:p text:style-name="P6"><text:span text:style-name="T6_1">Cube</text:span><text:span text:style-name="T6_2">’</text:span><text:span text:style-name="T6_3">s</text:span><text:span text:style-name="T6_4"><text:s/></text:span><text:span text:style-name="T6_5">Crew</text:span><text:span text:style-name="T6_6"><text:s text:c="2"/></text:span><text:span text:style-name="T6_7">Octubre</text:span><text:span text:style-name="T6_8"><text:s/>2014</text:span></text:p>
            </table:table-cell>
          </table:table-row>
        </table:table>
        <text:p text:style-name="P7"/>
      </style:header>
      <style:footer>
        <text:p text:style-name="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